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ifyChangeEvent.getAdded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yChangeEvent.getReplaced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yChangeEvent.addModificationAttribute( int modType , StringAttribute attribu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odifyChangeEvent.getRemoved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yChangeEvent.anyReplacedAttribute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yChangeEvent.addModificationAttributes( int modType , List string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ifyChangeEvent.ModifyChangeEvent( int id , String affectedEntryName , String changeEventPrincipal , Date changeEven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ifyChangeEvent.getEventMessag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odifyChangeEvent.anyRemovedAttribute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yChangeEvent.anyAddedAttribute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